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2000000E0000634100004A4C8B8C0B6EC20B2683.svm" manifest:media-type=""/>
  <manifest:file-entry manifest:full-path="Pictures/2000000E0000634100004A4C2A08177FA3DF9654.svm" manifest:media-type=""/>
  <manifest:file-entry manifest:full-path="Pictures/2000000E0000634100004A4CCD2247D4D39A5527.svm" manifest:media-type=""/>
  <manifest:file-entry manifest:full-path="Pictures/2000000C0000634100004A4C3651558E9C43717A.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3" svg:font-family="'DejaVu Sans'" style:font-adornments="Book" style:font-family-generic="swis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3">
      <style:graphic-properties draw:stroke="none" draw:fill="none" fo:min-height="6.77cm"/>
    </style:style>
    <style:style style:name="pr1" style:family="presentation" style:parent-style-name="Focus-subtitle">
      <style:graphic-properties draw:textarea-horizontal-align="center" draw:auto-grow-height="false" draw:auto-grow-width="true" draw:fit-to-size="shrink-to-fit" style:shrink-to-fit="true" fo:min-height="6.865cm"/>
    </style:style>
    <style:style style:name="pr2" style:family="presentation" style:parent-style-name="Focus-notes">
      <style:graphic-properties draw:fill-color="#ffffff" fo:min-height="12.572cm"/>
    </style:style>
    <style:style style:name="pr3" style:family="presentation" style:parent-style-name="Focus-title">
      <style:graphic-properties fo:min-height="7.249cm"/>
    </style:style>
    <style:style style:name="pr4" style:family="presentation" style:parent-style-name="Focus-outline1">
      <style:graphic-properties draw:textarea-vertical-align="middle" fo:min-height="6.615cm"/>
    </style:style>
    <style:style style:name="pr5" style:family="presentation" style:parent-style-name="Focus1-title">
      <style:graphic-properties draw:auto-grow-height="true" fo:min-height="3.506cm"/>
    </style:style>
    <style:style style:name="pr6" style:family="presentation" style:parent-style-name="Focus1-notes">
      <style:graphic-properties draw:fill-color="#ffffff" draw:auto-grow-height="true" fo:min-height="12.572cm"/>
    </style:style>
    <style:style style:name="pr7" style:family="presentation" style:parent-style-name="Focus2-title">
      <style:graphic-properties draw:textarea-vertical-align="middle" draw:auto-grow-height="true" fo:min-height="3.506cm"/>
    </style:style>
    <style:style style:name="pr8" style:family="presentation" style:parent-style-name="Focus2-outline1">
      <style:graphic-properties fo:min-height="11.929cm"/>
    </style:style>
    <style:style style:name="pr9" style:family="presentation" style:parent-style-name="Focus2-notes">
      <style:graphic-properties draw:fill-color="#ffffff" draw:auto-grow-height="true" fo:min-height="12.572cm"/>
    </style:style>
    <style:style style:name="pr10" style:family="presentation" style:parent-style-name="Focus2-title">
      <style:graphic-properties fo:min-height="3.506cm"/>
    </style:style>
    <style:style style:name="pr11" style:family="presentation" style:parent-style-name="Focus2-outline1">
      <style:graphic-properties fo:min-height="13.279cm"/>
    </style:style>
    <style:style style:name="pr12" style:family="presentation" style:parent-style-name="Focus2-notes">
      <style:graphic-properties draw:fill-color="#ffffff" fo:min-height="12.572cm"/>
    </style:style>
    <style:style style:name="pr13" style:family="presentation" style:parent-style-name="Focus3-title">
      <style:graphic-properties draw:auto-grow-height="true" fo:min-height="3.333cm"/>
    </style:style>
    <style:style style:name="pr14" style:family="presentation" style:parent-style-name="Focus3-outline1">
      <style:graphic-properties fo:min-height="11.929cm"/>
    </style:style>
    <style:style style:name="pr15" style:family="presentation" style:parent-style-name="Focus3-notes">
      <style:graphic-properties draw:fill-color="#ffffff" draw:auto-grow-height="true" fo:min-height="12.572cm"/>
    </style:style>
    <style:style style:name="pr16" style:family="presentation" style:parent-style-name="Focus3-title">
      <style:graphic-properties fo:min-height="3.333cm"/>
    </style:style>
    <style:style style:name="pr17" style:family="presentation" style:parent-style-name="Focus3-outline1">
      <style:graphic-properties fo:min-height="12.12cm"/>
    </style:style>
    <style:style style:name="pr18" style:family="presentation" style:parent-style-name="Focus3-notes">
      <style:graphic-properties draw:fill-color="#ffffff" fo:min-height="12.572cm"/>
    </style:style>
    <style:style style:name="P1" style:family="paragraph">
      <style:text-properties fo:color="#000000" fo:font-size="32pt" style:font-size-asian="32pt" style:font-size-complex="32pt"/>
    </style:style>
    <style:style style:name="P2" style:family="paragraph">
      <loext:graphic-properties draw:fill-color="#ffffff"/>
    </style:style>
    <style:style style:name="P3" style:family="paragraph">
      <style:text-properties fo:color="#000000"/>
    </style:style>
    <style:style style:name="P4" style:family="paragraph">
      <style:paragraph-properties style:writing-mode="lr-tb"/>
      <style:text-properties fo:color="#000000"/>
    </style:style>
    <style:style style:name="P5" style:family="paragraph">
      <loext:graphic-properties draw:fill="none"/>
      <style:text-properties fo:color="#000000"/>
    </style:style>
    <style:style style:name="P6" style:family="paragraph">
      <style:text-properties fo:color="#000000" fo:font-size="36pt" style:font-size-asian="36pt" style:font-size-complex="36pt"/>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style:text-properties fo:font-size="36pt" style:font-size-asian="36pt" style:font-size-complex="36pt"/>
    </style:style>
    <style:style style:name="T1" style:family="text">
      <style:text-properties fo:color="#000000" fo:font-size="32pt" style:font-size-asian="32pt" style:font-size-complex="32pt"/>
    </style:style>
    <style:style style:name="T2" style:family="text">
      <style:text-properties fo:color="#000000"/>
    </style:style>
    <style:style style:name="T3" style:family="text">
      <style:text-properties fo:color="#000000" fo:font-size="36pt" style:font-size-asian="36pt" style:font-size-complex="36pt"/>
    </style:style>
    <style:style style:name="T4" style:family="text">
      <style:text-properties fo:color="#000000" style:font-name="DejaVu Sans" style:font-name-asian="DejaVu Sans3" style:font-name-complex="DejaVu Sans3"/>
    </style:style>
    <style:style style:name="T5" style:family="text">
      <style:text-properties fo:color="#000000" style:font-name="DejaVu Sans3" style:font-name-asian="DejaVu Sans3" style:font-name-complex="DejaVu Sans3"/>
    </style:style>
    <style:style style:name="T6"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14.146cm" svg:height="6.865cm" svg:x="6.887cm" svg:y="7.079cm" presentation:class="subtitle" presentation:user-transformed="true">
          <draw:text-box>
            <text:p text:style-name="P1"><text:span text:style-name="T1">Managing Complexity</text:span></text:p>
            <text:p text:style-name="P1"><text:span text:style-name="T1">With</text:span></text:p>
            <text:p text:style-name="P1"><text:span text:style-name="T1"><text:s/></text:span><text:span text:style-name="T1">Functional Programming</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Focus" presentation:presentation-page-layout-name="AL2T1">
        <office:forms form:automatic-focus="false" form:apply-design-mode="false"/>
        <draw:frame presentation:style-name="pr3" draw:layer="layout" svg:width="31.556cm" svg:height="7.249cm" svg:x="-1.838cm" svg:y="-1.27cm" presentation:class="title" presentation:user-transformed="true">
          <draw:text-box>
            <text:p>What is Functional Programming?</text:p>
          </draw:text-box>
        </draw:frame>
        <draw:frame presentation:style-name="pr4" draw:text-style-name="P3" draw:layer="layout" svg:width="24.33cm" svg:height="12.192cm" svg:x="1.524cm" svg:y="4.572cm" presentation:class="outline" presentation:user-transformed="true">
          <draw:text-box>
            <text:list text:style-name="L2">
              <text:list-item>
                <text:p text:style-name="P3"><text:span text:style-name="T2">It is a Declarative style of programming (we describe what things are rather than how to make them)</text:span></text:p>
              </text:list-item>
              <text:list-item>
                <text:p text:style-name="P3"><text:span text:style-name="T2">It prefers to build complexity by composing small, single-purpose, referentially transparent functions</text:span></text:p>
              </text:list-item>
              <text:list-item>
                <text:p text:style-name="P3"><text:span text:style-name="T2">It avoids most aspects of Imperative programming, such as: mutable state, loops, mixing I/O with calculations </text:span></text:p>
                <text:p text:style-name="P3"><text:span text:style-name="T2"/></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3" draw:master-page-name="Focus1" presentation:presentation-page-layout-name="AL2T1">
        <office:forms form:automatic-focus="false" form:apply-design-mode="false"/>
        <draw:frame draw:style-name="gr2" draw:text-style-name="P5" draw:layer="layout" svg:width="25.571cm" svg:height="11.47cm" svg:x="1.353cm" svg:y="5.849cm">
          <draw:text-box>
            <text:list text:style-name="L3">
              <text:list-item>
                <text:p text:style-name="P3"><text:span text:style-name="T2">Collections of values</text:span></text:p>
              </text:list-item>
              <text:list-item>
                <text:p text:style-name="P3"><text:span text:style-name="T2">Allow for well-defined function composition</text:span></text:p>
              </text:list-item>
              <text:list-item>
                <text:p text:style-name="P3"><text:span text:style-name="T2">Can be defined as the domain of a function, in other words, the collection of all valid inputs for some function</text:span></text:p>
              </text:list-item>
              <text:list-item>
                <text:p text:style-name="P4"><text:span text:style-name="T2">Static vs Dynamic Typing</text:span></text:p>
              </text:list-item>
              <text:list-item>
                <text:p text:style-name="P4"><text:span text:style-name="T2">The collection of all types forms a category</text:span></text:p>
              </text:list-item>
            </text:list>
          </draw:text-box>
        </draw:frame>
        <draw:frame presentation:style-name="pr5" draw:text-style-name="P6" draw:layer="layout" svg:width="18.313cm" svg:height="3.506cm" svg:x="-5.334cm" svg:y="0.508cm" presentation:class="title" presentation:user-transformed="true">
          <draw:text-box>
            <text:p text:style-name="P6"><text:span text:style-name="T3">Types</text:span></text:p>
          </draw:text-box>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3" draw:master-page-name="Focus2" presentation:presentation-page-layout-name="AL2T1">
        <office:forms form:automatic-focus="false" form:apply-design-mode="false"/>
        <draw:frame presentation:style-name="pr7" draw:text-style-name="P3" draw:layer="layout" svg:width="12.14cm" svg:height="3.506cm" svg:x="1.017cm" svg:y="1.356cm" presentation:class="title" presentation:user-transformed="true">
          <draw:text-box>
            <text:p text:style-name="P3">What are Functions?</text:p>
          </draw:text-box>
        </draw:frame>
        <draw:frame presentation:style-name="pr8" draw:text-style-name="P3" draw:layer="layout" svg:width="24.892cm" svg:height="11.176cm" svg:x="1.624cm" svg:y="4.98cm" presentation:class="outline" presentation:user-transformed="true">
          <draw:text-box>
            <text:list text:style-name="L4">
              <text:list-item>
                <text:p text:style-name="P3">In Maths: Functions map values to values (you give me a value, I give you a value)</text:p>
              </text:list-item>
              <text:list-item>
                <text:p text:style-name="P3">In JavaScript there can be a lot more going on: I/O, state, flow-control, etc.</text:p>
              </text:list-item>
              <text:list-item>
                <text:p text:style-name="P3">Another answer to the question is given by the lambda calculus, which is the maths that underlie functional programming languages. Some functional programming languages are just a thin coating of syntax atop the lambda calculus</text:p>
              </text:list-item>
            </text:list>
          </draw:text-box>
        </draw:frame>
        <presentation:notes draw:style-name="dp2">
          <draw:page-thumbnail draw:style-name="gr1" draw:layer="layout" svg:width="13.968cm" svg:height="10.476cm" svg:x="3.81cm" svg:y="2.123cm" draw:page-number="4" presentation:class="page"/>
          <draw:frame presentation:style-name="pr9" draw:text-style-name="P2" draw:layer="layout" svg:width="17.271cm" svg:height="12.572cm" svg:x="2.159cm" svg:y="13.271cm" presentation:class="notes" presentation:placeholder="true">
            <draw:text-box/>
          </draw:frame>
        </presentation:notes>
      </draw:page>
      <draw:page draw:name="page5" draw:style-name="dp3" draw:master-page-name="Focus2" presentation:presentation-page-layout-name="AL2T1">
        <office:forms form:automatic-focus="false" form:apply-design-mode="false"/>
        <draw:frame presentation:style-name="pr10" draw:text-style-name="P7" draw:layer="layout" svg:width="18.313cm" svg:height="3.506cm" svg:x="4.801cm" svg:y="1.27cm" presentation:class="title" presentation:user-transformed="true">
          <draw:text-box>
            <text:list text:style-name="L1">
              <text:list-item>
                <text:p text:style-name="P7"><text:span text:style-name="T2">Free and Bound Variables </text:span></text:p>
              </text:list-item>
            </text:list>
          </draw:text-box>
        </draw:frame>
        <draw:frame presentation:style-name="pr11" draw:text-style-name="P3" draw:layer="layout" svg:width="25.654cm" svg:height="13.529cm" svg:x="1.27cm" svg:y="4.914cm" presentation:class="outline" presentation:user-transformed="true">
          <draw:text-box>
            <text:list text:style-name="L4">
              <text:list-item>
                <text:p text:style-name="P3"><text:span text:style-name="T2">Bound variables are variables which are explicitly passed into the function as parameters. Function variables which are not bound are called “free”, and must be looked up somewhere outside the function</text:span></text:p>
              </text:list-item>
              <text:list-item>
                <text:p text:style-name="P3"><text:span text:style-name="T2">Example: (x =&gt; (y =&gt; x * y)) (x is free in the inner function but bound in the whole expression, y is bound in both)</text:span><text:span text:style-name="T4"> </text:span></text:p>
              </text:list-item>
            </text:list>
          </draw:text-box>
        </draw:frame>
        <presentation:notes draw:style-name="dp2">
          <office:forms form:automatic-focus="false" form:apply-design-mode="false"/>
          <draw:page-thumbnail draw:style-name="gr1" draw:layer="layout" svg:width="0.001cm" svg:height="0.001cm" svg:x="0cm" svg:y="2.123cm" draw:page-number="5" presentation:class="page"/>
          <draw:frame presentation:style-name="pr12" draw:text-style-name="P2" draw:layer="layout" svg:width="17.271cm" svg:height="12.572cm" svg:x="2.159cm" svg:y="13.271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10" draw:layer="layout" svg:width="18.313cm" svg:height="3.506cm" svg:x="4.903cm" svg:y="0.837cm" presentation:class="title">
          <draw:text-box>
            <text:p>The Lambda Calculus</text:p>
          </draw:text-box>
        </draw:frame>
        <draw:frame presentation:style-name="pr11" draw:layer="layout" svg:width="18.313cm" svg:height="13.529cm" svg:x="4.903cm" svg:y="4.914cm" presentation:class="outline">
          <draw:text-box>
            <text:list text:style-name="L4">
              <text:list-item>
                <text:p text:style-name="P3"><text:span text:style-name="T2">Three rules for building up expressions, one for reducing them</text:span></text:p>
              </text:list-item>
              <text:list-item>
                <text:p text:style-name="P3"><text:span text:style-name="T2">&lt;expr&gt;:=&lt;name&gt;|&lt;function&gt;|&lt;application&gt;</text:span></text:p>
              </text:list-item>
              <text:list-item>
                <text:p text:style-name="P3"><text:span text:style-name="T2">&lt;function&gt;:=</text:span><text:span text:style-name="T5">λ</text:span><text:span text:style-name="T2">&lt;name&gt;.&lt;expr&gt;</text:span></text:p>
              </text:list-item>
              <text:list-item>
                <text:p text:style-name="P3"><text:span text:style-name="T2">&lt;application&gt;:=&lt;expr&gt; &lt;expr&gt;</text:span></text:p>
              </text:list-item>
              <text:list-item>
                <text:p text:style-name="P3"><text:span text:style-name="T5">β</text:span><text:span text:style-name="T4">-reduction: Takes the application of a &lt;function&gt; to an &lt;expr&gt; and substitutes the expression into the the body of the function wherever &lt;name&gt; occurs free in the function body &lt;expr&gt;</text:span></text:p>
              </text:list-item>
              <text:list-item>
                <text:p text:style-name="P3"><text:span text:style-name="T4">Parentheses may also be used to clarify expressions. There is an assumption of associating to the left. i.e. f g x means (f g) x. If you need f (g x) you must specify it using parentheses <text:s/></text:span></text:p>
              </text:list-item>
            </text:list>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12" draw:text-style-name="P2" draw:layer="layout" svg:width="17.271cm" svg:height="12.572cm" svg:x="2.159cm" svg:y="13.271cm" presentation:class="notes" presentation:placeholder="true">
            <draw:text-box/>
          </draw:frame>
        </presentation:notes>
      </draw:page>
      <draw:page draw:name="page7" draw:style-name="dp3" draw:master-page-name="Focus2" presentation:presentation-page-layout-name="AL2T1">
        <office:forms form:automatic-focus="false" form:apply-design-mode="false"/>
        <draw:frame presentation:style-name="pr10" draw:layer="layout" svg:width="18.313cm" svg:height="3.506cm" svg:x="4.903cm" svg:y="0.837cm" presentation:class="title">
          <draw:text-box>
            <text:p>Combinator Examples from the Lambda Calculus</text:p>
          </draw:text-box>
        </draw:frame>
        <draw:frame presentation:style-name="pr11" draw:text-style-name="P3" draw:layer="layout" svg:width="18.313cm" svg:height="13.529cm" svg:x="4.903cm" svg:y="4.914cm" presentation:class="outline">
          <draw:text-box>
            <text:list text:style-name="L4">
              <text:list-item>
                <text:p text:style-name="P3"><text:span text:style-name="T2">Identity(I): </text:span><text:span text:style-name="T5">λx.x</text:span></text:p>
                <text:p text:style-name="P3"><text:span text:style-name="T2">JS: x=&gt;x</text:span></text:p>
              </text:list-item>
              <text:list-item>
                <text:p text:style-name="P3"><text:span text:style-name="T2">True(T): </text:span><text:span text:style-name="T5">λx.λy.x</text:span></text:p>
                <text:p text:style-name="P3"><text:span text:style-name="T5">JS: x=&gt;y=&gt;x</text:span></text:p>
              </text:list-item>
              <text:list-item>
                <text:p text:style-name="P3"><text:span text:style-name="T5">False(F): λx.λy.y</text:span></text:p>
                <text:p text:style-name="P3"><text:span text:style-name="T5">JS: x=&gt;y=&gt;y</text:span></text:p>
              </text:list-item>
              <text:list-item>
                <text:p text:style-name="P3"><text:span text:style-name="T5">Loop: (λx.x x) (λx.x x)</text:span></text:p>
                <text:p text:style-name="P3"><text:span text:style-name="T5">JS: (x=&gt; x(x))(x=&gt; x(x))</text:span></text:p>
              </text:list-item>
            </text:list>
          </draw:text-box>
        </draw:frame>
        <presentation:notes draw:style-name="dp2">
          <office:forms form:automatic-focus="false" form:apply-design-mode="false"/>
          <draw:page-thumbnail draw:style-name="gr1" draw:layer="layout" svg:width="0.001cm" svg:height="0.001cm" svg:x="0cm" svg:y="2.123cm" draw:page-number="7" presentation:class="page"/>
          <draw:frame presentation:style-name="pr12" draw:text-style-name="P2"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13" draw:text-style-name="P6" draw:layer="layout" svg:width="24.108cm" svg:height="3.333cm" svg:x="0.022cm" svg:y="0.731cm" presentation:class="title" presentation:user-transformed="true">
          <draw:text-box>
            <text:p text:style-name="P6"><text:span text:style-name="T3">Referential Transparency</text:span></text:p>
          </draw:text-box>
        </draw:frame>
        <draw:frame presentation:style-name="pr14" draw:text-style-name="P3" draw:layer="layout" svg:width="24.108cm" svg:height="12.37cm" svg:x="1.946cm" svg:y="5.114cm" presentation:class="outline">
          <draw:text-box>
            <text:list text:style-name="L4">
              <text:list-item>
                <text:p text:style-name="P3"><text:span text:style-name="T2">Pure Function: given the same input, will always return the same output</text:span></text:p>
              </text:list-item>
              <text:list-item>
                <text:p text:style-name="P3"><text:span text:style-name="T2">Side Effect: is an observable interaction with the world outside of the function, that occurs during the calculation of the result</text:span></text:p>
              </text:list-item>
              <text:list-item>
                <text:p text:style-name="P3"><text:span text:style-name="T2">When a function produces side effects it cannot guarantee that it will operate purely.</text:span></text:p>
              </text:list-item>
            </text:list>
          </draw:text-box>
        </draw:frame>
        <presentation:notes draw:style-name="dp2">
          <draw:page-thumbnail draw:style-name="gr1" draw:layer="layout" svg:width="13.968cm" svg:height="10.476cm" svg:x="3.81cm" svg:y="2.123cm" draw:page-number="8" presentation:class="page"/>
          <draw:frame presentation:style-name="pr15" draw:text-style-name="P2"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16" draw:layer="layout" svg:width="24.108cm" svg:height="3.333cm" svg:x="1.946cm" svg:y="1.239cm" presentation:class="title">
          <draw:text-box>
            <text:p>Composition vs. Inheritance</text:p>
          </draw:text-box>
        </draw:frame>
        <draw:frame presentation:style-name="pr17" draw:text-style-name="P3" draw:layer="layout" svg:width="24.108cm" svg:height="12.37cm" svg:x="1.946cm" svg:y="5.114cm" presentation:class="outline">
          <draw:text-box>
            <text:list text:style-name="L4">
              <text:list-item>
                <text:p text:style-name="P3"><text:span text:style-name="T2">Inheritance assumes that the objects of your creation fit nicely into an inheritance tree</text:span></text:p>
              </text:list-item>
              <text:list-item>
                <text:p text:style-name="P3"><text:span text:style-name="T2">Refactoring that inheritance tree, which will likely be needed as things progress, can range from nightmarish to seemingly impossible</text:span></text:p>
              </text:list-item>
              <text:list-item>
                <text:p text:style-name="P3"><text:span text:style-name="T2">If you follow the functional programming paradigm, compositions can be refactored at will without breaking anything</text:span></text:p>
              </text:list-item>
            </text:list>
          </draw:text-box>
        </draw:frame>
        <presentation:notes draw:style-name="dp2">
          <office:forms form:automatic-focus="false" form:apply-design-mode="false"/>
          <draw:page-thumbnail draw:style-name="gr1" draw:layer="layout" svg:width="0.001cm" svg:height="0.001cm" svg:x="0cm" svg:y="2.123cm" draw:page-number="9" presentation:class="page"/>
          <draw:frame presentation:style-name="pr18" draw:text-style-name="P8"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16" draw:text-style-name="P9" draw:layer="layout" svg:width="24.108cm" svg:height="3.333cm" svg:x="1.946cm" svg:y="1.239cm" presentation:class="title">
          <draw:text-box>
            <text:p text:style-name="P9"><text:span text:style-name="T6">Coding Habits of a JavaScript Functional Programmer</text:span></text:p>
          </draw:text-box>
        </draw:frame>
        <draw:frame presentation:style-name="pr17" draw:text-style-name="P3" draw:layer="layout" svg:width="24.108cm" svg:height="12.37cm" svg:x="1.946cm" svg:y="5.114cm" presentation:class="outline">
          <draw:text-box>
            <text:list text:style-name="L4">
              <text:list-item>
                <text:p text:style-name="P3"><text:span text:style-name="T2">Prefer composition over inheritance</text:span></text:p>
              </text:list-item>
              <text:list-item>
                <text:p text:style-name="P3"><text:span text:style-name="T2">Build small, generic, composible functions</text:span></text:p>
              </text:list-item>
              <text:list-item>
                <text:p text:style-name="P3"><text:span text:style-name="T2">Avoid using the ‘this’ keyword</text:span></text:p>
              </text:list-item>
              <text:list-item>
                <text:p text:style-name="P3"><text:span text:style-name="T2">Use arrow functions when possible</text:span></text:p>
              </text:list-item>
              <text:list-item>
                <text:p text:style-name="P3"><text:span text:style-name="T2">Use the fact that functions are first class in JavaScript. Use higher order functions</text:span></text:p>
              </text:list-item>
              <text:list-item>
                <text:p text:style-name="P3"><text:span text:style-name="T2">Avoid using let/var statements. Prefer const</text:span></text:p>
              </text:list-item>
              <text:list-item>
                <text:p text:style-name="P3"><text:span text:style-name="T2">Never mutate input values. Only return newly constructed values</text:span></text:p>
              </text:list-item>
              <text:list-item>
                <text:p text:style-name="P3"><text:span text:style-name="T2">Make functions that always return a value</text:span></text:p>
              </text:list-item>
            </text:list>
          </draw:text-box>
        </draw:frame>
        <presentation:notes draw:style-name="dp2">
          <office:forms form:automatic-focus="false" form:apply-design-mode="false"/>
          <draw:page-thumbnail draw:style-name="gr1" draw:layer="layout" svg:width="0.001cm" svg:height="0.001cm" svg:x="0cm" svg:y="2.123cm" draw:page-number="10" presentation:class="page"/>
          <draw:frame presentation:style-name="pr18" draw:text-style-name="P2" draw:layer="layout" svg:width="17.271cm" svg:height="12.572cm" svg:x="2.159cm" svg:y="13.271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16" draw:layer="layout" svg:width="24.108cm" svg:height="3.333cm" svg:x="1.946cm" svg:y="1.239cm" presentation:class="title" presentation:placeholder="true">
          <draw:text-box/>
        </draw:frame>
        <draw:frame presentation:style-name="pr17" draw:layer="layout" svg:width="24.108cm" svg:height="12.37cm" svg:x="1.946cm" svg:y="5.114cm" presentation:class="outline" presentation:placeholder="true">
          <draw:text-box/>
        </draw:frame>
        <presentation:notes draw:style-name="dp2">
          <office:forms form:automatic-focus="false" form:apply-design-mode="false"/>
          <draw:page-thumbnail draw:style-name="gr1" draw:layer="layout" svg:width="0.001cm" svg:height="0.001cm" svg:x="0cm" svg:y="2.123cm" draw:page-number="11" presentation:class="page"/>
          <draw:frame presentation:style-name="pr18" draw:text-style-name="P2" draw:layer="layout" svg:width="17.271cm" svg:height="12.572cm" svg:x="2.159cm" svg:y="13.271cm" presentation:class="notes" presentation:placeholder="true">
            <draw:text-box/>
          </draw:frame>
        </presentation:notes>
      </draw:page>
      <draw:page draw:name="page12" draw:style-name="dp3" draw:master-page-name="Focus3" presentation:presentation-page-layout-name="AL2T1">
        <office:forms form:automatic-focus="false" form:apply-design-mode="false"/>
        <draw:frame presentation:style-name="pr16" draw:layer="layout" svg:width="24.108cm" svg:height="3.333cm" svg:x="1.946cm" svg:y="1.239cm" presentation:class="title" presentation:placeholder="true">
          <draw:text-box/>
        </draw:frame>
        <draw:frame presentation:style-name="pr17" draw:layer="layout" svg:width="24.108cm" svg:height="12.37cm" svg:x="1.946cm" svg:y="5.114cm" presentation:class="outline" presentation:placeholder="true">
          <draw:text-box/>
        </draw:frame>
        <presentation:notes draw:style-name="dp2">
          <office:forms form:automatic-focus="false" form:apply-design-mode="false"/>
          <draw:page-thumbnail draw:style-name="gr1" draw:layer="layout" svg:width="0.001cm" svg:height="0.001cm" svg:x="0cm" svg:y="2.123cm" draw:page-number="12" presentation:class="page"/>
          <draw:frame presentation:style-name="pr18"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3" svg:font-family="'DejaVu Sans'" style:font-adornments="Book" style:font-family-generic="swis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text-properties style:font-size-asian="28pt" style:font-size-complex="28pt"/>
    </style:style>
    <style:style style:name="Focus1-outline3" style:family="presentation" style:parent-style-name="Focus1-outline2">
      <style:paragraph-properties fo:margin-top="0cm" fo:margin-bottom="0.3cm"/>
      <style:text-properties style:font-size-asian="24pt" style:font-size-complex="24pt"/>
    </style:style>
    <style:style style:name="Focus1-outline4" style:family="presentation" style:parent-style-name="Focus1-outline3">
      <style:paragraph-properties fo:margin-top="0cm" fo:margin-bottom="0.2cm"/>
      <style:text-properties style:font-size-asian="20pt" style:font-size-complex="20pt"/>
    </style:style>
    <style:style style:name="Focus1-outline5" style:family="presentation" style:parent-style-name="Focus1-outline4">
      <style:paragraph-properties fo:margin-top="0cm" fo:margin-bottom="0.1cm"/>
      <style:text-properties style:font-size-asian="20pt" style:font-size-complex="20pt"/>
    </style:style>
    <style:style style:name="Focus1-outline6" style:family="presentation" style:parent-style-name="Focus1-outline5">
      <style:paragraph-properties fo:margin-top="0cm" fo:margin-bottom="0.1cm"/>
      <style:text-properties style:font-size-asian="20pt" style:font-size-complex="20pt"/>
    </style:style>
    <style:style style:name="Focus1-outline7" style:family="presentation" style:parent-style-name="Focus1-outline6">
      <style:paragraph-properties fo:margin-top="0cm" fo:margin-bottom="0.1cm"/>
      <style:text-properties style:font-size-asian="20pt" style:font-size-complex="20pt"/>
    </style:style>
    <style:style style:name="Focus1-outline8" style:family="presentation" style:parent-style-name="Focus1-outline7">
      <style:paragraph-properties fo:margin-top="0cm" fo:margin-bottom="0.1cm"/>
      <style:text-properties style:font-size-asian="20pt" style:font-size-complex="20pt"/>
    </style:style>
    <style:style style:name="Focus1-outline9" style:family="presentation" style:parent-style-name="Focus1-outline8">
      <style:paragraph-properties fo:margin-top="0cm" fo:margin-bottom="0.1cm"/>
      <style:text-properties style:font-size-asian="20pt" style:font-size-complex="2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text-properties style:font-size-asian="20pt" style:font-size-complex="20pt"/>
    </style:style>
    <style:style style:name="Focus2-outline6" style:family="presentation" style:parent-style-name="Focus2-outline5">
      <style:paragraph-properties fo:margin-top="0cm" fo:margin-bottom="0.1cm"/>
      <style:text-properties style:font-size-asian="20pt" style:font-size-complex="20pt"/>
    </style:style>
    <style:style style:name="Focus2-outline7" style:family="presentation" style:parent-style-name="Focus2-outline6">
      <style:paragraph-properties fo:margin-top="0cm" fo:margin-bottom="0.1cm"/>
      <style:text-properties style:font-size-asian="20pt" style:font-size-complex="20pt"/>
    </style:style>
    <style:style style:name="Focus2-outline8" style:family="presentation" style:parent-style-name="Focus2-outline7">
      <style:paragraph-properties fo:margin-top="0cm" fo:margin-bottom="0.1cm"/>
      <style:text-properties style:font-size-asian="20pt" style:font-size-complex="20pt"/>
    </style:style>
    <style:style style:name="Focus2-outline9" style:family="presentation" style:parent-style-name="Focus2-outline8">
      <style:paragraph-properties fo:margin-top="0cm" fo:margin-bottom="0.1cm"/>
      <style:text-properties style:font-size-asian="20pt" style:font-size-complex="20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0.001cm" svg:height="0.001cm" svg:x="0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0.001cm" svg:height="0.001cm" svg:x="0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0.001cm" svg:height="0.001cm" svg:x="0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6T12:38:04.225000000</meta:creation-date>
    <meta:editing-duration>PT9M36S</meta:editing-duration>
    <meta:editing-cycles>2</meta:editing-cycles>
    <meta:generator>LibreOffice/5.4.4.2$Windows_X86_64 LibreOffice_project/2524958677847fb3bb44820e40380acbe820f960</meta:generator>
    <dc:date>2018-01-16T17:08:31.657000000</dc:date>
    <meta:document-statistic meta:object-count="10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